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Heading_20_2" style:list-style-name="WWNum1"/>
    <style:style style:name="P3" style:family="paragraph" style:parent-style-name="Standard" style:master-page-name="First_20_Page">
      <style:paragraph-properties fo:margin-left="0cm" fo:margin-right="-1.002cm" fo:text-align="center" style:justify-single-word="false" fo:text-indent="0cm" style:auto-text-indent="false" style:page-number="auto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margin-left="0cm" fo:margin-right="0cm" fo:margin-top="0.055cm" fo:margin-bottom="0cm" style:contextual-spacing="false" fo:line-height="115%" fo:text-align="end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7" style:family="paragraph">
      <loext:graphic-properties draw:fill="solid" draw:fill-color="#d20000"/>
      <style:paragraph-properties fo:text-align="start"/>
      <style:text-properties fo:font-size="18pt"/>
    </style:style>
    <style:style style:name="T1" style:family="text">
      <style:text-properties fo:color="#c00000" loext:opacity="100%" style:font-name="Arial" fo:font-size="28pt" fo:font-weight="bold" style:font-name-asian="F" style:font-size-asian="28pt" style:font-weight-asian="bold" style:font-name-complex="Arial1" style:font-size-complex="28pt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style:use-window-font-color="true" loext:opacity="0%" fo:font-size="16pt" fo:language="es" fo:country="ES" fo:font-weight="bold" style:letter-kerning="false" style:font-name-asian="Noto Sans CJK SC" style:font-size-asian="16pt" style:language-asian="en" style:country-asian="US" style:font-weight-asian="bold" style:font-name-complex="Lohit Devanagari" style:font-size-complex="16pt" style:language-complex="ar" style:country-complex="SA" style:font-weight-complex="bold"/>
    </style:style>
    <style:style style:name="T4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5" style:family="text">
      <style:text-properties style:use-window-font-color="true" loext:opacity="0%" fo:font-size="11pt" fo:language="es" fo:country="E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6" style:family="text">
      <style:text-properties style:use-window-font-color="true" loext:opacity="0%" fo:font-size="11pt" fo:language="es" fo:country="E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tos Python</text:span></text:p>
      <text:list xml:id="list2648781402" text:style-name="WWNum1">
        <text:list-item>
          <text:h text:style-name="P1" text:outline-level="1"><text:span text:style-name="T2">Retos individuales</text:span></text:h>
          <text:list>
            <text:list-item>
              <text:h text:style-name="P2" text:outline-level="2"><text:span text:style-name="T3">Conversor de sistemas horarios</text:span></text:h>
            </text:list-item>
          </text:list>
        </text:list-item>
      </text:list>
      <text:p text:style-name="Standard"><text:span text:style-name="T7">Ejercicio 1</text:span>: Realiza un programa en Python que convierta horas en formato 24h a 12h.<text:line-break/>hora = hora actual en formato 24h (0 a 23).</text:p>
      <text:p text:style-name="Standard"><text:span text:style-name="T7">Ejercicio 2</text:span>: Realiza un programa en Python que convierta horas en formato 12h a 24h.<text:line-break/>hora = hora actual en formato am o pm. (1 a 12 am/pm)</text:p>
      <text:p text:style-name="Standard">Ten en cuenta las particularidades de cada sistema horario. Revisa sus correctas equivalencias.</text:p>
      <text:list xml:id="list133612651485499" text:continue-numbering="true" text:style-name="WWNum1">
        <text:list-item>
          <text:list>
            <text:list-item>
              <text:h text:style-name="P2" text:outline-level="2">Fizz-Buzz</text:h>
            </text:list-item>
          </text:list>
        </text:list-item>
      </text:list>
      <text:p text:style-name="P4"><text:span text:style-name="T7">Ejercicio 3</text:span>: Escribe un programa en Python que muestre en pantalla los números del 1 al 100, sustituyendo los múltiplos de 3 por la palabra “fizz”, los múltiplos de 5 por la palabra “buzz” y los múltiplos de ambos, es decir, los múltiplos de 3 y 5 (o de 15), por la palabra “fizzbuzz”.</text:p>
      <text:p text:style-name="P5">Cuando lo tengas resuelto, revisa el código y piensa si se puede realizar de una forma más sen­cilla o elegante. Repite este ejercicio más adelante, cuando hayas avanzado en el conocimiento del lenguaje Python.</text:p>
      <text:list xml:id="list133612866498766" text:continue-numbering="true" text:style-name="WWNum1">
        <text:list-item>
          <text:h text:style-name="P1" text:outline-level="1"><text:span text:style-name="T2">Reto de grupo</text:span></text:h>
          <text:list>
            <text:list-item>
              <text:h text:style-name="P2" text:outline-level="2">Dom<text:span text:style-name="T3">ótica</text:span></text:h>
            </text:list-item>
          </text:list>
        </text:list-item>
      </text:list>
      <text:p text:style-name="P5">Una compañ<text:span text:style-name="T4">ía de reciente aparición en el mercado nos ha contratado para crear una librería (</text:span><text:span text:style-name="T5">framework</text:span><text:span text:style-name="T4">) en Python para que los usuarios puedan automatizar sus productos.</text:span></text:p>
      <text:p text:style-name="P5"><text:span text:style-name="T4">Esta empresa se dedica al sector de la domótica, y es semejante a otras empresas del sector, ya que tiene productos y servicios muy parecidos a los de la competencia, pero quiere diferen­ciarse ofreciendo a los usuarios este </text:span><text:span text:style-name="T5">framework</text:span><text:span text:style-name="T4">, y ganar así cuota de mercado.</text:span></text:p>
      <text:p text:style-name="P5"><text:span text:style-name="T6">Ejercicio</text:span><text:span text:style-name="T4">: Trabajaremos en grupos de cinco o seis personas. El resultado esperado es un programa completamente operativo y con código documentado en Python.</text:span></text:p>
      <text:p text:style-name="P5"><text:span text:style-name="T4">Crearemos un menú que nos permita seleccionar un producto, mostrar las acciones que pode­mos realizar con ellos, esperar la solicitud del usuario y aplicar la acción seleccionada. Después volveremos a mostrar el menú de opciones.</text:span></text:p>
      <text:p text:style-name="P5"><text:span text:style-name="T4">Deberemos definir una serie de funciones con uno o varios parámetros, según sea necesario, que representen los productos de la compañía. (Al menos cinco productos.) </text:span></text:p>
      <text:p text:style-name="P5"><text:span text:style-name="T4">El efecto de la función se mostrará como texto descriptivo en pantalla. P. ej. «Luz encendida»</text:span></text:p>
      <text:p text:style-name="P6"><text:span text:style-name="T4"><text:line-break/></text:span><text:span text:style-name="T8">Autor: Javier Guerra. Ver.1.0.0. Junio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d20000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ángulo 6" draw:style-name="Mgr1" draw:text-style-name="MP1" svg:width="29.608cm" svg:height="1.006cm" svg:x="0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8" text:anchor-type="char" svg:x="-2.143cm" svg:y="-0.083cm" svg:width="5.239cm" svg:height="1.588cm" draw:z-index="0"><draw:image xlink:href="Pictures/10000000000000C60000003C49C7D4188A9F03C8.png" xlink:type="simple" xlink:show="embed" xlink:actuate="onLoad" draw:mime-type="image/png"/></draw:frame><draw:frame draw:style-name="Mfr1" draw:name="Imagen 9" text:anchor-type="char" svg:x="-9.763cm" svg:y="-0.056cm" svg:width="5.239cm" svg:height="1.588cm" draw:z-index="0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6:11</meta:creation-date>
    <dc:language>es-ES</dc:language>
    <dc:date>2024-07-22T13:36:11.929253704</dc:date>
    <meta:editing-cycles>21</meta:editing-cycles>
    <meta:editing-duration>PT53M34S</meta:editing-duration>
    <meta:generator>LibreOffice/7.3.7.2$Linux_X86_64 LibreOffice_project/30$Build-2</meta:generator>
    <meta:document-statistic meta:table-count="0" meta:image-count="2" meta:object-count="0" meta:page-count="1" meta:paragraph-count="18" meta:word-count="343" meta:character-count="2068" meta:non-whitespace-character-count="1741"/>
    <meta:user-defined meta:name="AppVersion">15.0000</meta:user-defined>
    <meta:user-defined meta:name="Autor">Javier Guerra</meta:user-defined>
    <meta:template xlink:type="simple" xlink:actuate="onRequest" xlink:title="Normal" xlink:href=""/>
  </office:meta>
</office:document-meta>
</file>